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oubleField.doubleToString( double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ubleField.Double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oubleField.stringToDouble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